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a555" officeooo:paragraph-rsid="000ba555"/>
    </style:style>
    <style:style style:name="P2" style:family="paragraph" style:parent-style-name="Standard">
      <style:text-properties fo:font-weight="bold" officeooo:rsid="000ba555" officeooo:paragraph-rsid="000ba555" style:font-weight-asian="bold" style:font-weight-complex="bold"/>
    </style:style>
    <style:style style:name="P3" style:family="paragraph" style:parent-style-name="Standard">
      <style:text-properties fo:font-weight="bold" officeooo:rsid="000ba555" officeooo:paragraph-rsid="000f09e4" style:font-weight-asian="bold" style:font-weight-complex="bold"/>
    </style:style>
    <style:style style:name="P4" style:family="paragraph" style:parent-style-name="Standard">
      <style:text-properties fo:font-size="15pt" fo:font-weight="bold" officeooo:rsid="000ba555" officeooo:paragraph-rsid="000ba555" style:font-size-asian="15pt" style:font-weight-asian="bold" style:font-size-complex="15pt" style:font-weight-complex="bold"/>
    </style:style>
    <style:style style:name="P5" style:family="paragraph" style:parent-style-name="Standard">
      <style:text-properties fo:font-weight="normal" officeooo:rsid="000ba555" officeooo:paragraph-rsid="000ba555" style:font-weight-asian="normal" style:font-weight-complex="normal"/>
    </style:style>
    <style:style style:name="P6" style:family="paragraph" style:parent-style-name="Standard">
      <style:text-properties fo:color="#800000" fo:font-size="11pt" fo:font-weight="bold" officeooo:rsid="00107ff3" officeooo:paragraph-rsid="00107ff3" style:font-size-asian="11pt" style:font-weight-asian="bold" style:font-size-complex="11pt" style:font-weight-complex="bold"/>
    </style:style>
    <style:style style:name="T1" style:family="text">
      <style:text-properties officeooo:rsid="000f09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migration of redmine mysgl database to postgresql database (redmine-01)</text:p>
      <text:p text:style-name="P1"/>
      <text:p text:style-name="P6">( use these steps only after migrating mysql database to postgresql <text:s/>database by using mysql2psql )</text:p>
      <text:p text:style-name="P2"/>
      <text:p text:style-name="P2">Step-1</text:p>
      <text:p text:style-name="P1"/>
      <text:p text:style-name="P5">edit the configuration file of redmine</text:p>
      <text:p text:style-name="P5">(change mysql configuration into postgresql)</text:p>
      <text:p text:style-name="P5"># nano /etc/redmine/default/database.yml</text:p>
      <text:p text:style-name="P5"/>
      <text:p text:style-name="P5"/>
      <text:p text:style-name="P5">production:</text:p>
      <text:p text:style-name="P5"><text:s text:c="2"/>adapter: postgresql</text:p>
      <text:p text:style-name="P5"><text:s text:c="2"/>database: redmine</text:p>
      <text:p text:style-name="P5"><text:s text:c="2"/>host: postgres-01.ckcph7qomso4.eu-west-1.rds.amazonaws.com</text:p>
      <text:p text:style-name="P5"><text:s text:c="2"/>port: 5432</text:p>
      <text:p text:style-name="P5"><text:s text:c="2"/>username: redminerw</text:p>
      <text:p text:style-name="P5"><text:s text:c="2"/>password: red(!49okn</text:p>
      <text:p text:style-name="P5"><text:s text:c="2"/>encoding: utf8</text:p>
      <text:p text:style-name="P5"><text:s text:c="2"/>schema_search_path: public</text:p>
      <text:p text:style-name="P5"/>
      <text:p text:style-name="P2">Step-2</text:p>
      <text:p text:style-name="P2"/>
      <text:p text:style-name="P5"># cd [redmine home]</text:p>
      <text:p text:style-name="P5">need to add two depenencies for postgresql connection</text:p>
      <text:p text:style-name="P5"/>
      <text:p text:style-name="P5"># nano Gemfile.local</text:p>
      <text:p text:style-name="P5"/>
      <text:p text:style-name="P5">gem 'activerecord-postgresql-adapter'</text:p>
      <text:p text:style-name="P5">gem 'pg'</text:p>
      <text:p text:style-name="P5"/>
      <text:p text:style-name="P2">Step-3</text:p>
      <text:p text:style-name="P2"/>
      <text:p text:style-name="P5">install dependency for new ruby version and update older version into ruby 2.x</text:p>
      <text:p text:style-name="P5"/>
      <text:p text:style-name="P5"># apt-get install -y apache2 php5 libapache2-mod-php5 mysql-server php5-mysql libapache2-mod-perl2 libcurl4-openssl-dev libssl-dev apache2-prefork-dev libapr1-dev libaprutil1-dev libmysqlclient-dev libmagickcore-dev libmagickwand-dev curl git-core gitolite patch build-essential bison zlib1g-dev libssl-dev libxml2-dev libxml2-dev sqlite3 libsqlite3-dev autotools-dev libxslt1-dev libyaml-0-2 autoconf automake libreadline6-dev libyaml-dev libtool imagemagick apache2-utils ssh zip libicu-dev libssh2-1 libssh2-1-dev cmake libgpg-error-dev subversion libapache2-svn git nano tar unzip libdbd-pg-ruby</text:p>
      <text:p text:style-name="P5"/>
      <text:p text:style-name="P5"/>
      <text:p text:style-name="P5"># apt-get -y install <text:s/>software-properties-common</text:p>
      <text:p text:style-name="P5"/>
      <text:p text:style-name="P5"># add-apt-repository ppa:brightbox/ruby-ng</text:p>
      <text:p text:style-name="P5"></text:p>
      <text:p text:style-name="P5"></text:p>
      <text:p text:style-name="P5"># apt-get update</text:p>
      <text:p text:style-name="P5"></text:p>
      <text:p text:style-name="P5"><text:soft-page-break/></text:p>
      <text:p text:style-name="P5"># apt-get -y install ruby2.1 ruby-switch ruby2.1-dev ri2.1 libruby2.1 libssl-dev zlib1g-dev</text:p>
      <text:p text:style-name="P5"></text:p>
      <text:p text:style-name="P5"></text:p>
      <text:p text:style-name="P5"># ruby-switch --set ruby2.1</text:p>
      <text:p text:style-name="P5"></text:p>
      <text:p text:style-name="P5"></text:p>
      <text:p text:style-name="P5"></text:p>
      <text:p text:style-name="P5"># <text:s/>gpg --keyserver hkp://pgp.mit.edu --recv-keys 409B6B1796C275462A1703113804BB82D39DC0E3</text:p>
      <text:p text:style-name="P5"></text:p>
      <text:p text:style-name="P5"></text:p>
      <text:p text:style-name="P5"><text:s/># curl -sSL https://get.rvm.io | bash -s stable</text:p>
      <text:p text:style-name="P5"></text:p>
      <text:p text:style-name="P5"></text:p>
      <text:p text:style-name="P5"># <text:s/>/bin/bash -l -c "rvm install 2.1.4"</text:p>
      <text:p text:style-name="P5"/>
      <text:p text:style-name="P5"/>
      <text:p text:style-name="P5"># update the gem and install postgresql adapter</text:p>
      <text:p text:style-name="P5"/>
      <text:p text:style-name="P5"># gem update</text:p>
      <text:p text:style-name="P5"></text:p>
      <text:p text:style-name="P5"></text:p>
      <text:p text:style-name="P5"># gem install bundler</text:p>
      <text:p text:style-name="P5"></text:p>
      <text:p text:style-name="P5"></text:p>
      <text:p text:style-name="P5"># gem install pg</text:p>
      <text:p text:style-name="P5"></text:p>
      <text:p text:style-name="P5"></text:p>
      <text:p text:style-name="P5"># gem install activerecord-postgresql-adapter</text:p>
      <text:p text:style-name="P5"/>
      <text:p text:style-name="P5"/>
      <text:p text:style-name="P2">Step-4</text:p>
      <text:p text:style-name="P2"/>
      <text:p text:style-name="P5">run the bundle install for connecting postgresql database</text:p>
      <text:p text:style-name="P5"/>
      <text:p text:style-name="P5"># bundle install</text:p>
      <text:p text:style-name="P5"/>
      <text:p text:style-name="P3">Step-<text:span text:style-name="T1">5</text:span></text:p>
      <text:p text:style-name="P3"/>
      <text:p text:style-name="P5">start the service</text:p>
      <text:p text:style-name="P5"/>
      <text:p text:style-name="P5"># service apache2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4:15:27.932801323</meta:creation-date>
    <dc:date>2016-10-09T14:33:15.974193639</dc:date>
    <meta:editing-duration>PT2M36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62" meta:word-count="238" meta:character-count="2038" meta:non-whitespace-character-count="1788"/>
  </office:meta>
</office:document-meta>
</file>